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language="en" fo:country="GB" officeooo:rsid="002b1bc9" officeooo:paragraph-rsid="002b1bc9"/>
    </style:style>
    <style:style style:name="P2" style:family="paragraph" style:parent-style-name="Text_20_body">
      <style:text-properties fo:language="en" fo:country="GB" officeooo:rsid="001cff78" officeooo:paragraph-rsid="001cff78"/>
    </style:style>
    <style:style style:name="P3" style:family="paragraph" style:parent-style-name="Text_20_body">
      <style:text-properties fo:language="en" fo:country="GB" officeooo:rsid="001ef561" officeooo:paragraph-rsid="001ef561"/>
    </style:style>
    <style:style style:name="P4" style:family="paragraph" style:parent-style-name="Text_20_body">
      <style:text-properties fo:language="en" fo:country="GB" officeooo:rsid="001e6610" officeooo:paragraph-rsid="001e6610"/>
    </style:style>
    <style:style style:name="P5" style:family="paragraph" style:parent-style-name="Text_20_body">
      <style:text-properties fo:language="en" fo:country="GB" officeooo:rsid="0021f927" officeooo:paragraph-rsid="0021f927"/>
    </style:style>
    <style:style style:name="P6" style:family="paragraph" style:parent-style-name="Text_20_body">
      <style:text-properties fo:language="en" fo:country="GB" officeooo:rsid="00236559" officeooo:paragraph-rsid="00236559"/>
    </style:style>
    <style:style style:name="P7" style:family="paragraph" style:parent-style-name="Text_20_body">
      <style:text-properties fo:language="en" fo:country="GB" officeooo:paragraph-rsid="001cff78"/>
    </style:style>
    <style:style style:name="P8" style:family="paragraph" style:parent-style-name="Text_20_body">
      <style:text-properties fo:language="en" fo:country="GB" fo:font-weight="bold" officeooo:rsid="001cff78" officeooo:paragraph-rsid="001cff78" style:font-weight-asian="bold" style:font-weight-complex="bold"/>
    </style:style>
    <style:style style:name="P9" style:family="paragraph" style:parent-style-name="Text_20_body">
      <style:text-properties fo:language="en" fo:country="GB" fo:font-weight="bold" officeooo:rsid="001e6610" officeooo:paragraph-rsid="001e6610" style:font-weight-asian="bold" style:font-weight-complex="bold"/>
    </style:style>
    <style:style style:name="P10" style:family="paragraph" style:parent-style-name="Text_20_body">
      <style:text-properties fo:language="en" fo:country="GB" fo:font-weight="bold" officeooo:rsid="00236559" officeooo:paragraph-rsid="00236559" style:font-weight-asian="bold" style:font-weight-complex="bold"/>
    </style:style>
    <style:style style:name="P11" style:family="paragraph" style:parent-style-name="Text_20_body">
      <style:text-properties fo:language="en" fo:country="GB" fo:font-weight="normal" officeooo:rsid="001e6610" officeooo:paragraph-rsid="001e6610" style:font-weight-asian="normal" style:font-weight-complex="normal"/>
    </style:style>
    <style:style style:name="P12" style:family="paragraph" style:parent-style-name="Text_20_body">
      <style:text-properties fo:language="en" fo:country="GB" fo:font-weight="normal" officeooo:rsid="001ef561" officeooo:paragraph-rsid="001ef561" style:font-weight-asian="normal" style:font-weight-complex="normal"/>
    </style:style>
    <style:style style:name="P13" style:family="paragraph" style:parent-style-name="Text_20_body">
      <style:text-properties fo:language="en" fo:country="GB" fo:font-weight="normal" officeooo:rsid="00236559" officeooo:paragraph-rsid="00236559" style:font-weight-asian="normal" style:font-weight-complex="normal"/>
    </style:style>
    <style:style style:name="P14" style:family="paragraph" style:parent-style-name="Text_20_body">
      <style:text-properties fo:language="en" fo:country="GB" officeooo:rsid="0020de10" officeooo:paragraph-rsid="0020de10"/>
    </style:style>
    <style:style style:name="P15" style:family="paragraph" style:parent-style-name="Text_20_body">
      <style:text-properties fo:language="en" fo:country="GB" officeooo:rsid="0020de10" officeooo:paragraph-rsid="0024328f"/>
    </style:style>
    <style:style style:name="P16" style:family="paragraph" style:parent-style-name="Text_20_body">
      <style:text-properties fo:language="en" fo:country="GB" officeooo:rsid="0027ad58" officeooo:paragraph-rsid="0027ad58"/>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4">
      <style:paragraph-properties>
        <style:tab-stops>
          <style:tab-stop style:position="15.501cm" style:type="right" style:leader-style="dotted" style:leader-text="."/>
        </style:tab-stops>
      </style:paragraph-properties>
    </style:style>
    <style:style style:name="P20" style:family="paragraph" style:parent-style-name="Text_20_body">
      <style:text-properties officeooo:rsid="0025e41e" officeooo:paragraph-rsid="0025e41e"/>
    </style:style>
    <style:style style:name="P21" style:family="paragraph" style:parent-style-name="Text_20_body">
      <style:text-properties officeooo:rsid="0027fbfb" officeooo:paragraph-rsid="0027fbfb"/>
    </style:style>
    <style:style style:name="P22" style:family="paragraph" style:parent-style-name="Heading_20_1">
      <style:text-properties fo:language="en" fo:country="GB" officeooo:rsid="001cff78" officeooo:paragraph-rsid="001cff78"/>
    </style:style>
    <style:style style:name="P23" style:family="paragraph" style:parent-style-name="Heading_20_1">
      <style:text-properties officeooo:rsid="0027ad58" officeooo:paragraph-rsid="0027ad58"/>
    </style:style>
    <style:style style:name="P24" style:family="paragraph" style:parent-style-name="Heading_20_3">
      <style:text-properties fo:language="en" fo:country="GB" officeooo:rsid="001cff78" officeooo:paragraph-rsid="001cff78"/>
    </style:style>
    <style:style style:name="P25" style:family="paragraph" style:parent-style-name="Heading_20_3">
      <style:text-properties fo:language="en" fo:country="GB" officeooo:rsid="001ef561" officeooo:paragraph-rsid="001ef561"/>
    </style:style>
    <style:style style:name="P26" style:family="paragraph" style:parent-style-name="Heading_20_3">
      <style:text-properties officeooo:rsid="0027ad58" officeooo:paragraph-rsid="0027ad58"/>
    </style:style>
    <style:style style:name="P27" style:family="paragraph" style:parent-style-name="Heading_20_4">
      <style:text-properties fo:language="en" fo:country="GB" officeooo:rsid="001cff78" officeooo:paragraph-rsid="001cff78"/>
    </style:style>
    <style:style style:name="P28" style:family="paragraph" style:parent-style-name="Heading_20_4">
      <style:text-properties fo:language="en" fo:country="GB" officeooo:rsid="001e6610" officeooo:paragraph-rsid="001e6610"/>
    </style:style>
    <style:style style:name="P29" style:family="paragraph" style:parent-style-name="Heading_20_4">
      <style:text-properties fo:language="en" fo:country="GB" officeooo:rsid="001ef561" officeooo:paragraph-rsid="001ef561"/>
    </style:style>
    <style:style style:name="P30" style:family="paragraph" style:parent-style-name="Heading_20_4">
      <style:text-properties fo:language="en" fo:country="GB" officeooo:rsid="0021f927" officeooo:paragraph-rsid="0021f927"/>
    </style:style>
    <style:style style:name="P31" style:family="paragraph" style:parent-style-name="Heading_20_4">
      <style:text-properties fo:language="en" fo:country="GB" officeooo:rsid="00236559" officeooo:paragraph-rsid="00236559"/>
    </style:style>
    <style:style style:name="P32" style:family="paragraph" style:parent-style-name="Text_20_body" style:list-style-name="L1">
      <style:text-properties officeooo:rsid="0025e41e" officeooo:paragraph-rsid="0025e41e"/>
    </style:style>
    <style:style style:name="P33" style:family="paragraph" style:parent-style-name="Text_20_body" style:list-style-name="L2">
      <style:text-properties fo:language="en" fo:country="GB" fo:font-weight="normal" officeooo:rsid="001cff78" officeooo:paragraph-rsid="001cff78" style:font-weight-asian="normal" style:font-weight-complex="normal"/>
    </style:style>
    <style:style style:name="P34" style:family="paragraph" style:parent-style-name="Text_20_body" style:list-style-name="L2">
      <style:text-properties fo:language="en" fo:country="GB" fo:font-weight="normal" officeooo:rsid="001e6610" officeooo:paragraph-rsid="001e6610" style:font-weight-asian="normal" style:font-weight-complex="normal"/>
    </style:style>
    <style:style style:name="P35" style:family="paragraph" style:parent-style-name="Text_20_body" style:list-style-name="L3">
      <style:text-properties fo:language="en" fo:country="GB" fo:font-weight="normal" officeooo:rsid="001e6610" officeooo:paragraph-rsid="001e6610" style:font-weight-asian="normal" style:font-weight-complex="normal"/>
    </style:style>
    <style:style style:name="P36" style:family="paragraph" style:parent-style-name="Text_20_body" style:list-style-name="L3">
      <style:text-properties fo:language="en" fo:country="GB" fo:font-weight="normal" officeooo:rsid="001ef561" officeooo:paragraph-rsid="001ef561" style:font-weight-asian="normal" style:font-weight-complex="normal"/>
    </style:style>
    <style:style style:name="P37" style:family="paragraph" style:parent-style-name="Text_20_body" style:list-style-name="L4">
      <style:text-properties fo:language="en" fo:country="GB" fo:font-weight="normal" officeooo:rsid="00236559" officeooo:paragraph-rsid="00236559" style:font-weight-asian="normal" style:font-weight-complex="normal"/>
    </style:style>
    <style:style style:name="P38" style:family="paragraph" style:parent-style-name="Text_20_body">
      <style:text-properties fo:language="en" fo:country="GB" officeooo:rsid="0021f927" officeooo:paragraph-rsid="0021f927"/>
    </style:style>
    <style:style style:name="P39" style:family="paragraph" style:parent-style-name="Text_20_body" style:list-style-name="L3">
      <style:text-properties fo:font-weight="normal" officeooo:rsid="001e6610" officeooo:paragraph-rsid="001e6610" style:font-weight-asian="normal" style:font-weight-complex="normal"/>
    </style:style>
    <style:style style:name="P40" style:family="paragraph" style:parent-style-name="Text_20_body" style:list-style-name="L5">
      <style:text-properties officeooo:rsid="0027ad58" officeooo:paragraph-rsid="0027ad58"/>
    </style:style>
    <style:style style:name="P41" style:family="paragraph" style:parent-style-name="Text_20_body" style:list-style-name="L5">
      <style:text-properties officeooo:rsid="0027ad58" officeooo:paragraph-rsid="002cfa86"/>
    </style:style>
    <style:style style:name="P42" style:family="paragraph" style:parent-style-name="Text_20_body" style:list-style-name="L5">
      <style:text-properties fo:font-style="normal" officeooo:rsid="0033be3f" officeooo:paragraph-rsid="0033be3f" style:font-style-asian="normal" style:font-style-complex="normal"/>
    </style:style>
    <style:style style:name="P43" style:family="paragraph" style:parent-style-name="Text_20_body" style:list-style-name="L5">
      <style:text-properties officeooo:rsid="002cfa86" officeooo:paragraph-rsid="0035f9cd"/>
    </style:style>
    <style:style style:name="P44" style:family="paragraph" style:parent-style-name="Text_20_body" style:list-style-name="L5">
      <style:text-properties officeooo:rsid="003768a5" officeooo:paragraph-rsid="003768a5"/>
    </style:style>
    <style:style style:name="P45" style:family="paragraph" style:parent-style-name="Text_20_body">
      <style:text-properties fo:font-size="9pt" fo:language="en" fo:country="GB" fo:font-style="italic" officeooo:rsid="0021f927" officeooo:paragraph-rsid="0021f927" style:font-size-asian="7.84999990463257pt" style:font-style-asian="italic" style:font-size-complex="9pt" style:font-style-complex="italic"/>
    </style:style>
    <style:style style:name="T1" style:family="text">
      <style:text-properties fo:font-style="normal" style:font-style-asian="normal" style:font-style-complex="normal"/>
    </style:style>
    <style:style style:name="T2" style:family="text">
      <style:text-properties fo:font-style="normal" officeooo:rsid="002cfa86" style:font-style-asian="normal" style:font-style-complex="normal"/>
    </style:style>
    <style:style style:name="T3" style:family="text">
      <style:text-properties fo:font-style="normal" officeooo:rsid="0027fbfb" style:font-style-asian="normal" style:font-style-complex="normal"/>
    </style:style>
    <style:style style:name="T4" style:family="text">
      <style:text-properties fo:font-style="normal" officeooo:rsid="0027ad58" style:font-style-asian="normal" style:font-style-complex="normal"/>
    </style:style>
    <style:style style:name="T5" style:family="text">
      <style:text-properties fo:font-style="normal" officeooo:rsid="0035f9cd" style:font-style-asian="normal" style:font-style-complex="normal"/>
    </style:style>
    <style:style style:name="T6" style:family="text">
      <style:text-properties officeooo:rsid="001e6610"/>
    </style:style>
    <style:style style:name="T7" style:family="text">
      <style:text-properties style:text-underline-style="solid" style:text-underline-width="auto" style:text-underline-color="font-color" fo:font-weight="bold" officeooo:rsid="001e6610" style:font-weight-asian="bold" style:font-weight-complex="bold"/>
    </style:style>
    <style:style style:name="T8" style:family="text">
      <style:text-properties officeooo:rsid="0020de10"/>
    </style:style>
    <style:style style:name="T9" style:family="text">
      <style:text-properties officeooo:rsid="00236559"/>
    </style:style>
    <style:style style:name="T10" style:family="text">
      <style:text-properties fo:language="en" fo:country="GB"/>
    </style:style>
    <style:style style:name="T11" style:family="text">
      <style:text-properties officeooo:rsid="0024328f"/>
    </style:style>
    <style:style style:name="T12" style:family="text">
      <style:text-properties officeooo:rsid="0025e41e"/>
    </style:style>
    <style:style style:name="T13" style:family="text">
      <style:text-properties officeooo:rsid="00262493"/>
    </style:style>
    <style:style style:name="T14" style:family="text">
      <style:text-properties fo:font-style="italic" style:font-style-asian="italic" style:font-style-complex="italic"/>
    </style:style>
    <style:style style:name="T15" style:family="text">
      <style:text-properties fo:font-style="italic" officeooo:rsid="0035f9cd" style:font-style-asian="italic" style:font-style-complex="italic"/>
    </style:style>
    <style:style style:name="T16" style:family="text">
      <style:text-properties officeooo:rsid="0027fbfb"/>
    </style:style>
    <style:style style:name="T17" style:family="text">
      <style:text-properties officeooo:rsid="002dbe16"/>
    </style:style>
    <style:style style:name="T18" style:family="text">
      <style:text-properties officeooo:rsid="002eb778"/>
    </style:style>
    <style:style style:name="T19" style:family="text">
      <style:text-properties officeooo:rsid="002eba78"/>
    </style:style>
    <style:style style:name="T20" style:family="text">
      <style:text-properties officeooo:rsid="002fee9d"/>
    </style:style>
    <style:style style:name="T21" style:family="text">
      <style:text-properties officeooo:rsid="00310576"/>
    </style:style>
    <style:style style:name="T22" style:family="text">
      <style:text-properties officeooo:rsid="00332272"/>
    </style:style>
    <style:style style:name="T23" style:family="text">
      <style:text-properties officeooo:rsid="0035af4a"/>
    </style:style>
    <style:style style:name="T24" style:family="text">
      <style:text-properties officeooo:rsid="003860c6"/>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 manual</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text:a xlink:type="simple" xlink:href="#__RefHeading___Toc589_3746219919" text:style-name="Index_20_Link" text:visited-style-name="Index_20_Link">(Very) Quick start guide:<text:tab/>2</text:a></text:p>
          <text:p text:style-name="P17"><text:a xlink:type="simple" xlink:href="#__RefHeading___Toc591_3746219919" text:style-name="Index_20_Link" text:visited-style-name="Index_20_Link">Getting Started (actual helpful guide)<text:tab/>2</text:a></text:p>
          <text:p text:style-name="P18"><text:a xlink:type="simple" xlink:href="#__RefHeading___Toc593_3746219919" text:style-name="Index_20_Link" text:visited-style-name="Index_20_Link">Running the program<text:tab/>2</text:a></text:p>
          <text:p text:style-name="P19"><text:a xlink:type="simple" xlink:href="#__RefHeading___Toc595_3746219919" text:style-name="Index_20_Link" text:visited-style-name="Index_20_Link">Booting on a PC directly<text:tab/>2</text:a></text:p>
          <text:p text:style-name="P19"><text:a xlink:type="simple" xlink:href="#__RefHeading___Toc597_3746219919" text:style-name="Index_20_Link" text:visited-style-name="Index_20_Link">Booting in a virtual machine<text:tab/>2</text:a></text:p>
          <text:p text:style-name="P18"><text:a xlink:type="simple" xlink:href="#__RefHeading___Toc599_3746219919" text:style-name="Index_20_Link" text:visited-style-name="Index_20_Link">General program use<text:tab/>3</text:a></text:p>
          <text:p text:style-name="P19"><text:a xlink:type="simple" xlink:href="#__RefHeading___Toc601_3746219919" text:style-name="Index_20_Link" text:visited-style-name="Index_20_Link">Address prompt<text:tab/>3</text:a></text:p>
          <text:p text:style-name="P19"><text:a xlink:type="simple" xlink:href="#__RefHeading___Toc603_3746219919" text:style-name="Index_20_Link" text:visited-style-name="Index_20_Link">General usage<text:tab/>3</text:a></text:p>
          <text:p text:style-name="P19"><text:a xlink:type="simple" xlink:href="#__RefHeading___Toc605_3746219919" text:style-name="Index_20_Link" text:visited-style-name="Index_20_Link">Changing disks<text:tab/>4</text:a></text:p>
          <text:p text:style-name="P17"><text:a xlink:type="simple" xlink:href="#__RefHeading___Toc616_3746219919" text:style-name="Index_20_Link" text:visited-style-name="Index_20_Link">Additional stuff<text:tab/>4</text:a></text:p>
          <text:p text:style-name="P18"><text:a xlink:type="simple" xlink:href="#__RefHeading___Toc618_3746219919" text:style-name="Index_20_Link" text:visited-style-name="Index_20_Link">List of addresses currently on base program disk<text:tab/>4</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_Toc589_3746219919"/><text:soft-page-break/>(Very) Quick start guide:<text:bookmark-end text:name="__RefHeading___Toc589_3746219919"/></text:h>
      <text:p text:style-name="P20"/>
      <text:list xml:id="list2477761688" text:style-name="L1">
        <text:list-item>
          <text:p text:style-name="P32">Either boot program on a PC compatible machine or a<text:span text:style-name="T24">n x86 PC</text:span> virtual machine.</text:p>
        </text:list-item>
        <text:list-item>
          <text:p text:style-name="P32">Type ”00003<text:span text:style-name="T19">1</text:span><text:span text:style-name="T23">1</text:span>” at the <text:span text:style-name="T18">address </text:span>prompt.</text:p>
        </text:list-item>
        <text:list-item>
          <text:p text:style-name="P32">Starting doing the stuff.</text:p>
        </text:list-item>
      </text:list>
      <text:p text:style-name="P2"/>
      <text:p text:style-name="P2"/>
      <text:h text:style-name="P22" text:outline-level="1"><text:bookmark-start text:name="__RefHeading___Toc591_3746219919"/>Getting Started <text:span text:style-name="T12">(actual helpful guide)</text:span><text:bookmark-end text:name="__RefHeading___Toc591_3746219919"/></text:h>
      <text:p text:style-name="P7"/>
      <text:h text:style-name="P24" text:outline-level="3"><text:bookmark-start text:name="__RefHeading___Toc593_3746219919"/>Running the program<text:bookmark-end text:name="__RefHeading___Toc593_3746219919"/></text:h>
      <text:p text:style-name="P2">This program can be run on any IBM PC compatible computer* in 8086 real-mode. It can also be run under almost any virtual machine software</text:p>
      <text:p text:style-name="P2"/>
      <text:h text:style-name="P27" text:outline-level="4"><text:bookmark-start text:name="__RefHeading___Toc595_3746219919"/>Booting on a PC directly<text:bookmark-end text:name="__RefHeading___Toc595_3746219919"/></text:h>
      <text:p text:style-name="P2">This program is directly bootable on any IBM PC or compatible machine, on modern machines you will need to ensure that CSM or Legacy booting is enabled in your system BIOS.</text:p>
      <text:p text:style-name="P8">Steps to boot:</text:p>
      <text:list xml:id="list930026924" text:style-name="L2">
        <text:list-item>
          <text:p text:style-name="P33">Download one of the provided .<text:span text:style-name="T22">img</text:span> files and write it to a flash drive, optical disc, floppy disk, or other bootable storage medium. (For floppies RawriteWin works well on Windows, <text:span text:style-name="T11">B</text:span>alenaEtcher or Rufus can be used for flash drives)</text:p>
        </text:list-item>
        <text:list-item>
          <text:p text:style-name="P33"><text:span text:style-name="T6">Insert the disk into the target computer. On modern computers you may need to explicitly tell the machine to boot to the program, on older (’80s and ’90s) computers, the floppy may </text:span><text:span text:style-name="T7">need</text:span><text:span text:style-name="T6"> to be in the A: drive for it to boot.</text:span></text:p>
        </text:list-item>
        <text:list-item>
          <text:p text:style-name="P34">If you followed the steps correctly, you should now be greeted with the welcome prompt.</text:p>
        </text:list-item>
      </text:list>
      <text:p text:style-name="P11"/>
      <text:h text:style-name="P28" text:outline-level="4"><text:bookmark-start text:name="__RefHeading___Toc597_3746219919"/>Booting in a virtual machine<text:bookmark-end text:name="__RefHeading___Toc597_3746219919"/></text:h>
      <text:p text:style-name="P4">Any virtual machine capable of emulating an x86 processor (so basically all of them) should also be able to run this program, with he added advantage of being able to do other things on your computer while running this software. In this section I will be demonstrating with Virtualbox because it is easy to set up and use, although the process should be similar for most VM software.</text:p>
      <text:p text:style-name="P9">Steps to boot:</text:p>
      <text:list xml:id="list518865060" text:style-name="L3">
        <text:list-item>
          <text:p text:style-name="P39"><text:span text:style-name="T10">Download and install Virtualbox if you don’t have it already: </text:span><text:a xlink:type="simple" xlink:href="https://www.virtualbox.org/" text:style-name="Internet_20_link" text:visited-style-name="Visited_20_Internet_20_Link">https://www.virtualbox.org/</text:a><text:span text:style-name="T10"> No need for any additional Vbox addons, base software will be fine for this purpose.</text:span></text:p>
        </text:list-item>
        <text:list-item>
          <text:p text:style-name="P35"><text:soft-page-break/>Create a new Virtual machine, you can assign it to the minimum (4MB) of RAM and create no virtual hard disk file.</text:p>
        </text:list-item>
        <text:list-item>
          <text:p text:style-name="P35">Select your virtual machine, select ”Settings” and go to ”Storage”, from here add a new storage controller and select ”I80278 (floppy)”</text:p>
        </text:list-item>
        <text:list-item>
          <text:p text:style-name="P36">Next to the newly added floppy controller, press the button to add a new floppy drive, in the menu prompt it opens click ”add” then navigate to and select the .<text:span text:style-name="T22">img</text:span> file for this program.</text:p>
        </text:list-item>
        <text:list-item>
          <text:p text:style-name="P36">Save changes, boot the machine, and; assuming you followed the steps correctly; you shall be greeted by a welcome prompt.</text:p>
        </text:list-item>
      </text:list>
      <text:p text:style-name="P12"/>
      <text:h text:style-name="P25" text:outline-level="3"><text:bookmark-start text:name="__RefHeading___Toc599_3746219919"/>General program use<text:bookmark-end text:name="__RefHeading___Toc599_3746219919"/></text:h>
      <text:p text:style-name="P3">This section will guide you through basic usage of the program, including the (admittedly confusing) addressing process.</text:p>
      <text:h text:style-name="P29" text:outline-level="4"><text:bookmark-start text:name="__RefHeading___Toc601_3746219919"/>Address prompt<text:bookmark-end text:name="__RefHeading___Toc601_3746219919"/></text:h>
      <text:p text:style-name="P3">When you start the program you will be greeted by a message telling you to type the CHS address followed by sector read count. Fear not! This is not as complicated or scary as it may sound. For the purposes of using this program yiu needn’t know HOW this address works, just WHAT to put in. </text:p>
      <text:p text:style-name="P3">-<text:span text:style-name="T8">An address simply tells to the program where to read the disk from and how much of the disk to read, by giving it an address you are telling it where the data containing the questions and answers is. Luckily, you do not have to figure this out as all available disk files will tell you what addresses correspond to what questions.</text:span></text:p>
      <text:p text:style-name="P3">-<text:span text:style-name="T8">With the base program disk you can simply type ”000030</text:span><text:span text:style-name="T13">6</text:span><text:span text:style-name="T8">” </text:span><text:span text:style-name="T20">(or 000031</text:span><text:span text:style-name="T21">1</text:span><text:span text:style-name="T20">)</text:span><text:span text:style-name="T8"> to begin at the start of questions.</text:span></text:p>
      <text:p text:style-name="P15">-For further details about how this addressing works see [<text:span text:style-name="T11">WIP not available yet</text:span>] and for a list of addresses on the base program disk see <text:span text:style-name="T16">list on page 4.</text:span></text:p>
      <text:p text:style-name="P14"/>
      <text:h text:style-name="P30" text:outline-level="4"><text:bookmark-start text:name="__RefHeading___Toc603_3746219919"/>General usage<text:bookmark-end text:name="__RefHeading___Toc603_3746219919"/></text:h>
      <text:p text:style-name="P5">Pilluarit! You have made it through all the complicated parts of using this program, now it is basically a flash card program like any other!</text:p>
      <text:p text:style-name="P5">-Typing and backspace work but arrow keys, home, and end DO NOT</text:p>
      <text:p text:style-name="P5">-Answers are case sensitive and will always be lowercase unless the word in the question is capitalised.</text:p>
      <text:p text:style-name="P5">-<text:span text:style-name="T9">When you reach the end of a set of questions you will be prompted for another address, look at the list for the addresses of more question sets on the base disk or you can change the disk.</text:span></text:p>
      <text:p text:style-name="P5">-<text:span text:style-name="T17">f5 can be pressed at any time to return to the address entry prompt</text:span></text:p>
      <text:p text:style-name="P5">-<text:span text:style-name="T24">The questions are case insensitive*</text:span></text:p>
      <text:p text:style-name="P45">*<text:span text:style-name="T24">Unless assembled from source to be case sensitive</text:span></text:p>
      <text:h text:style-name="P31" text:outline-level="4"><text:bookmark-start text:name="__RefHeading___Toc605_3746219919"/><text:soft-page-break/>Changing disks<text:bookmark-end text:name="__RefHeading___Toc605_3746219919"/></text:h>
      <text:p text:style-name="P6">If you want to use the questions located on an entirely different file or disk then you will need to change the disk.</text:p>
      <text:p text:style-name="P10">When running directly on PC:</text:p>
      <text:p text:style-name="P13">-Simply change the disk out physically but ensure that the disk is being put in the SAME drive or port that you booted from (you can remove the initial boot disk when changing since the key components from that disk are already in memory)</text:p>
      <text:p text:style-name="P13">-Once the disk has been changed you can press f5 to prompt for a new address to load from.</text:p>
      <text:p text:style-name="P10"/>
      <text:p text:style-name="P10">When in a virtual machine (Virtualbox in this example):</text:p>
      <text:p text:style-name="P13">-Unfortunately all virtual machines have a slightly different procedure of changing disks so I cannot represent of all of them here but for virtual box it is done as follows:</text:p>
      <text:list xml:id="list2230034439" text:style-name="L4">
        <text:list-item>
          <text:p text:style-name="P37">If needed press right control to release your mouse cursor.</text:p>
        </text:list-item>
        <text:list-item>
          <text:p text:style-name="P37">Hover over ”devices” at the top of the window and go to ”floppy drives”</text:p>
        </text:list-item>
        <text:list-item>
          <text:p text:style-name="P37">From here you can either select a recently used disk or you can press ”Choose or create” and navigate to your desired .img file.</text:p>
        </text:list-item>
        <text:list-item>
          <text:p text:style-name="P37">Once the new disk has been loaded, press f5 to immediately re-prompt for an address.</text:p>
        </text:list-item>
      </text:list>
      <text:p text:style-name="P12"/>
      <text:h text:style-name="P23" text:outline-level="1"><text:bookmark-start text:name="__RefHeading___Toc616_3746219919"/>Additional stuff<text:bookmark-end text:name="__RefHeading___Toc616_3746219919"/></text:h>
      <text:p text:style-name="P21">Just random things that don’t fit other places in this document</text:p>
      <text:h text:style-name="P26" text:outline-level="3"><text:bookmark-start text:name="__RefHeading___Toc618_3746219919"/>List of addresses currently on base program disk<text:bookmark-end text:name="__RefHeading___Toc618_3746219919"/></text:h>
      <text:list xml:id="list148252099" text:style-name="L5">
        <text:list-item>
          <text:p text:style-name="P40">0000306: <text:span text:style-name="T16">Questions from</text:span> <text:span text:style-name="T16">c</text:span>hapter 1 of <text:span text:style-name="T14">How to Learn Greenlandic</text:span><text:span text:style-name="T1"> By Stian Lybech (available at oqa.dk)</text:span></text:p>
        </text:list-item>
        <text:list-item>
          <text:p text:style-name="P41"><text:span text:style-name="T1">000090</text:span><text:span text:style-name="T2">5</text:span><text:span text:style-name="T1">: </text:span><text:span text:style-name="T3">Questions from</text:span><text:span text:style-name="T1"> </text:span><text:span text:style-name="T3">c</text:span><text:span text:style-name="T1">hapter </text:span><text:span text:style-name="T2">2</text:span><text:span text:style-name="T1"> of </text:span><text:span text:style-name="T14">How to Learn Greenlandic</text:span><text:span text:style-name="T1"> By Stian Lybech (available at oqa.dk)</text:span></text:p>
        </text:list-item>
        <text:list-item>
          <text:p text:style-name="P42">0000311: Load chapters one and 2 (add 6 sectors from 1, 5 from 2 = 11 and still base sector of 3)</text:p>
        </text:list-item>
        <text:list-item>
          <text:p text:style-name="P43"><text:span text:style-name="T1">00</text:span><text:span text:style-name="T5">10106: Questions from chapter 3 of </text:span><text:span text:style-name="T15">How to Learn Greenlandic</text:span><text:span text:style-name="T5"> By Stian Lybech </text:span><text:span text:style-name="T4">(available at oqa.dk)</text:span></text:p>
          <text:list>
            <text:list-item>
              <text:p text:style-name="P44"><text:span text:style-name="T4">N</text:span><text:span text:style-name="T1">ote that on the NoGeometry version of the .img file this is located instead at address 0001406</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kl" fo:country="GL"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kl" fo:country="GL"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13T13:11:36.689000000</meta:creation-date>
    <dc:date>2022-11-16T18:10:15.048000000</dc:date>
    <meta:editing-duration>PT7H34M55S</meta:editing-duration>
    <meta:editing-cycles>24</meta:editing-cycles>
    <meta:generator>LibreOffice/7.3.3.2$Windows_X86_64 LibreOffice_project/d1d0ea68f081ee2800a922cac8f79445e4603348</meta:generator>
    <meta:document-statistic meta:table-count="0" meta:image-count="0" meta:object-count="0" meta:page-count="4" meta:paragraph-count="68" meta:word-count="1086" meta:character-count="5981" meta:non-whitespace-character-count="4982"/>
  </office:meta>
</office:document-meta>
</file>